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ES URRUTIA R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82527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8300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LLPA MENDOZA LIZ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7292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8300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NZALES URRUTIA RAU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82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5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1/2021</text:p>
          </table:table-cell>
          <table:table-cell table:style-name="Tabla2.A3" office:value-type="string">
            <text:p text:style-name="P22">69513073</text:p>
          </table:table-cell>
          <table:table-cell table:style-name="Tabla2.D3" office:value-type="string">
            <text:p text:style-name="P23">7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23:07:2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